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ULLCARAY QUISPE, SIMON VICENT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8020244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Y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1072925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ULLCARAY QUISPE, SIMON VICENT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020244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1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4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6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6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JESUS TRINIDAD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8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1T23:38:1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